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Frame_20_contents">
      <style:paragraph-properties fo:line-height="92%" fo:text-align="center" style:justify-single-word="false" style:punctuation-wrap="hanging" style:vertical-align="baseline">
        <style:tab-stops>
          <style:tab-stop style:position="0.4917in"/>
          <style:tab-stop style:position="0.9827in"/>
          <style:tab-stop style:position="1.4744in"/>
          <style:tab-stop style:position="1.9654in"/>
          <style:tab-stop style:position="2.4571in"/>
          <style:tab-stop style:position="2.948in"/>
          <style:tab-stop style:position="3.4398in"/>
          <style:tab-stop style:position="3.9307in"/>
          <style:tab-stop style:position="4.422in"/>
          <style:tab-stop style:position="4.9134in"/>
          <style:tab-stop style:position="5.4047in"/>
          <style:tab-stop style:position="5.8957in"/>
          <style:tab-stop style:position="6.3874in"/>
          <style:tab-stop style:position="6.8783in"/>
          <style:tab-stop style:position="7.3701in"/>
          <style:tab-stop style:position="7.861in"/>
          <style:tab-stop style:position="8.3528in"/>
          <style:tab-stop style:position="8.8437in"/>
          <style:tab-stop style:position="9.3354in"/>
          <style:tab-stop style:position="9.8264in"/>
          <style:tab-stop style:position="10.3181in"/>
          <style:tab-stop style:position="10.8091in"/>
        </style:tab-stops>
      </style:paragraph-properties>
    </style:style>
    <style:style style:name="P2" style:family="paragraph" style:parent-style-name="Frame_20_contents">
      <style:paragraph-properties fo:line-height="92%" fo:text-align="center" style:justify-single-word="false" style:punctuation-wrap="hanging" style:vertical-align="baseline"/>
    </style:style>
    <style:style style:name="P3" style:family="paragraph" style:parent-style-name="Frame_20_contents">
      <style:paragraph-properties fo:text-align="center" style:justify-single-word="false"/>
    </style:style>
    <style:style style:name="P4" style:family="paragraph" style:parent-style-name="Frame_20_contents">
      <style:text-properties officeooo:rsid="00111c12" officeooo:paragraph-rsid="00111c12"/>
    </style:style>
    <style:style style:name="P5" style:family="paragraph" style:parent-style-name="Frame_20_contents">
      <style:text-properties officeooo:rsid="00127057" officeooo:paragraph-rsid="00127057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>
      <loext:graphic-properties draw:fill="solid" draw:fill-color="#ffffff"/>
      <style:paragraph-properties fo:text-align="center"/>
      <style:text-properties fo:color="#000000" fo:font-size="18pt"/>
    </style:style>
    <style:style style:name="P8" style:family="paragraph">
      <loext:graphic-properties draw:fill="solid" draw:fill-color="#1c1c1c"/>
      <style:paragraph-properties fo:text-align="center"/>
      <style:text-properties fo:font-size="18pt"/>
    </style:style>
    <style:style style:name="P9" style:family="paragraph">
      <loext:graphic-properties draw:fill="solid" draw:fill-color="#4472c4"/>
      <style:paragraph-properties fo:text-align="center"/>
      <style:text-properties fo:color="#ffffff" fo:font-size="18pt"/>
    </style:style>
    <style:style style:name="P10" style:family="paragraph">
      <loext:graphic-properties draw:fill="none"/>
      <style:paragraph-properties fo:text-align="center"/>
      <style:text-properties fo:font-size="18pt"/>
    </style:style>
    <style:style style:name="P11" style:family="paragraph">
      <loext:graphic-properties draw:fill="solid" draw:fill-color="#4472c4"/>
      <style:paragraph-properties fo:text-align="center"/>
      <style:text-properties fo:font-size="18pt"/>
    </style:style>
    <style:style style:name="T1" style:family="text">
      <style:text-properties fo:color="#3d85ca" style:font-name="Arial" fo:font-size="16pt" fo:language="ca" fo:country="ES" fo:font-weight="bold" style:font-size-asian="16pt" style:font-weight-asian="bold" style:font-name-complex="Arial1" style:font-size-complex="16pt" style:font-weight-complex="bold"/>
    </style:style>
    <style:style style:name="T2" style:family="text">
      <style:text-properties fo:color="#3d85ca" style:font-name="Arial" fo:font-size="16pt" fo:language="ca" fo:country="ES" fo:font-weight="bold" officeooo:rsid="00111c12" style:font-size-asian="16pt" style:font-weight-asian="bold" style:font-name-complex="Arial1" style:font-size-complex="16pt" style:font-weight-complex="bold"/>
    </style:style>
    <style:style style:name="T3" style:family="text">
      <style:text-properties fo:color="#ffffff" style:font-name="Arial" fo:font-size="24pt" fo:language="ca" fo:country="ES" fo:font-weight="bold" style:letter-kerning="true" style:font-name-asian="F" style:font-size-asian="24pt" style:font-weight-asian="bold" style:font-name-complex="Arial1" style:font-size-complex="24pt" style:font-weight-complex="bold"/>
    </style:style>
    <style:style style:name="T4" style:family="text">
      <style:text-properties fo:color="#ffffff" style:font-name="Arial" fo:font-size="10pt" fo:font-weight="bold" style:letter-kerning="true" style:font-name-asian="文泉驛微米黑" style:font-size-asian="10pt" style:font-weight-asian="bold" style:font-name-complex="文泉驛微米黑" style:font-size-complex="10pt" style:font-weight-complex="bold"/>
    </style:style>
    <style:style style:name="T5" style:family="text">
      <style:text-properties fo:color="#ffffff" style:font-name="Arial" fo:font-size="16pt" fo:language="ca" fo:country="ES" fo:font-weight="bold" style:letter-kerning="true" style:font-size-asian="16pt" style:font-weight-asian="bold" style:font-name-complex="Arial1" style:font-size-complex="16pt" style:font-weight-complex="bold"/>
    </style:style>
    <style:style style:name="gr1" style:family="graphic" style:parent-style-name="Frame">
      <style:graphic-properties draw:stroke="solid" svg:stroke-width="0.0138in" svg:stroke-color="#5b9bd5" draw:stroke-linejoin="miter" svg:stroke-linecap="butt" draw:fill="solid" draw:fill-color="#ffffff" draw:textarea-vertical-align="middle" draw:auto-grow-height="false" fo:min-height="0.2453in" fo:min-width="2.9701in" fo:padding-top="0.05in" fo:padding-bottom="0.05in" fo:padding-left="0.1in" fo:padding-right="0.1in" fo:wrap-option="wrap" fo:margin-left="0in" fo:margin-right="0.0161in" fo:margin-top="0in" fo:margin-bottom="0.0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solid" draw:fill-color="#1c1c1c" draw:textarea-vertical-align="middle" draw:auto-grow-height="false" fo:min-height="0.2028in" fo:min-width="0.2043in" fo:padding-top="0.0098in" fo:padding-bottom="0in" fo:padding-left="0in" fo:padding-right="0in" fo:wrap-option="wrap" fo:margin-left="0in" fo:margin-right="0.0028in" fo:margin-top="0in" fo:margin-bottom="0.0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.0138in" svg:stroke-color="#325490" draw:stroke-linejoin="miter" svg:stroke-linecap="butt" draw:fill="solid" draw:fill-color="#4472c4" draw:textarea-vertical-align="middle" draw:auto-grow-height="false" fo:min-height="0.3417in" fo:min-width="1.9528in" fo:padding-top="0.05in" fo:padding-bottom="0.05in" fo:padding-left="0.1in" fo:padding-right="0.1in" fo:wrap-option="wrap" fo:margin-left="0in" fo:margin-right="0.0083in" fo:margin-top="0in" fo:margin-bottom="0.0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in" draw:fill="none" draw:textarea-vertical-align="top" draw:auto-grow-height="false" fo:min-height="4.9783in" fo:min-width="2.7098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193in" svg:stroke-color="#4472c4" draw:stroke-linejoin="round" svg:stroke-linecap="butt" draw:fill="none" draw:textarea-vertical-align="top" draw:auto-grow-height="false" fo:min-height="5.3299in" fo:min-width="2.8161in" fo:padding-top="0.0492in" fo:padding-bottom="0.0492in" fo:padding-left="0.0984in" fo:padding-right="0.0984in" fo:wrap-option="wrap" fo:margin-left="0in" fo:margin-right="0.0091in" fo:margin-top="0in" fo:margin-bottom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193in" svg:stroke-color="#4472c4" draw:stroke-linejoin="round" svg:stroke-linecap="butt" draw:fill="none" draw:textarea-vertical-align="top" draw:auto-grow-height="false" fo:min-height="5.3299in" fo:min-width="2.8165in" fo:padding-top="0.0492in" fo:padding-bottom="0.0492in" fo:padding-left="0.0984in" fo:padding-right="0.0984in" fo:wrap-option="wrap" fo:margin-left="0in" fo:margin-right="0.0091in" fo:margin-top="0in" fo:margin-bottom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in" draw:fill="solid" draw:fill-color="#4472c4" draw:textarea-vertical-align="middle" draw:auto-grow-height="false" fo:min-height="0.5516in" fo:min-width="10.9453in" fo:padding-top="0.0173in" fo:padding-bottom="0in" fo:padding-left="0.1181in" fo:padding-right="0in" fo:wrap-option="wrap" fo:margin-left="0in" fo:margin-right="0.0071in" fo:margin-top="0in" fo:margin-bottom="0.0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custom-shape text:anchor-type="paragraph" draw:z-index="13" draw:name="Rectángulo redondeado 1" draw:style-name="gr1" draw:text-style-name="P7" svg:width="3.2067in" svg:height="0.3815in" svg:x="3.2618in" svg:y="-0.2591in"><text:p text:style-name="Frame_20_contents"><text:span text:style-name="T1">Nom:</text:span><text:span text:style-name="T2"> Ariadna Aldeguer</text:span></text:p><draw:enhanced-geometry svg:viewBox="0 0 0 0" draw:text-areas="?f5 ?f5 ?f6 ?f7" draw:mirror-vertical="false" draw:mirror-horizontal="false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0" draw:name="Rectangle 1" draw:style-name="gr7" draw:text-style-name="P11" svg:width="11.063in" svg:height="0.5685in" svg:x="-0.689in" svg:y="-0.9402in"><text:p text:style-name="P1"><text:span text:style-name="T3">Llistes O.C.A.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bookmark text:name="_GoBack"/></text:p>
      <text:p text:style-name="Standard"><draw:custom-shape text:anchor-type="paragraph" draw:z-index="12" draw:name="Oval 16" draw:style-name="gr2" draw:text-style-name="P8" svg:width="0.2894in" svg:height="0.3004in" svg:x="7.5602in" svg:y="0.1189in"><text:p text:style-name="P2"><text:span text:style-name="T4">1</text:span></text:p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1" draw:name="Rectángulo redondeado 7" draw:style-name="gr3" draw:text-style-name="P9" svg:width="2.2004in" svg:height="0.4894in" svg:x="7.2665in" svg:y="0in"><text:p text:style-name="P3"><text:span text:style-name="T5"><text:s text:c="3"/>aficions</text:span></text:p><draw:enhanced-geometry svg:viewBox="0 0 0 0" draw:text-areas="?f5 ?f5 ?f6 ?f7" draw:mirror-vertical="false" draw:mirror-horizontal="false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9" draw:name="Rectángulo redondeado 5" draw:style-name="gr3" draw:text-style-name="P9" svg:width="2.2004in" svg:height="0.4894in" svg:x="3.711in" svg:y="0in"><text:p text:style-name="P3"><text:span text:style-name="T5"><text:s text:c="3"/>capacitats</text:span></text:p><draw:enhanced-geometry svg:viewBox="0 0 0 0" draw:text-areas="?f5 ?f5 ?f6 ?f7" draw:mirror-vertical="false" draw:mirror-horizontal="false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10" draw:name="Oval 16" draw:style-name="gr2" draw:text-style-name="P8" svg:width="0.2894in" svg:height="0.3004in" svg:x="3.9272in" svg:y="0.1189in"><text:p text:style-name="P2"><text:span text:style-name="T4">2</text:span></text:p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8" draw:name="Oval 16" draw:style-name="gr2" draw:text-style-name="P8" svg:width="0.2894in" svg:height="0.3004in" svg:x="0.3492in" svg:y="0.1189in"><text:p text:style-name="P2"><text:span text:style-name="T4">3</text:span></text:p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7" draw:name="Rectángulo redondeado 3" draw:style-name="gr3" draw:text-style-name="P9" svg:width="2.2004in" svg:height="0.4894in" svg:x="0.1937in" svg:y="-0.0035in"><text:p text:style-name="P3"><text:span text:style-name="T5"><text:s text:c="3"/>oportunitats</text:span></text:p><draw:enhanced-geometry svg:viewBox="0 0 0 0" draw:text-areas="?f5 ?f5 ?f6 ?f7" draw:mirror-vertical="false" draw:mirror-horizontal="false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6" draw:name="Text Box 8" draw:style-name="gr4" draw:text-style-name="P10" svg:width="2.9067in" svg:height="5.0768in" svg:x="6.9689in" svg:y="1.0957in"><text:p text:style-name="P4">Llegir</text:p><text:p text:style-name="P4">Viatjar</text:p><text:p text:style-name="P4">Pintar</text:p><text:p text:style-name="P4">Tocar el piano</text:p><text:p text:style-name="P4">Gats</text:p><text:p text:style-name="P4">Música</text:p><text:p text:style-name="P4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AutoShape 7" draw:style-name="gr5" draw:text-style-name="P10" svg:width="3.3386in" svg:height="5.7539in" svg:x="6.7244in" svg:y="0.7in"><text:p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4" draw:name="Text Box 6" draw:style-name="gr4" draw:text-style-name="P10" svg:width="2.9067in" svg:height="5.0768in" svg:x="3.4272in" svg:y="1.0902in"><text:p text:style-name="P4">Responsable</text:p><text:p text:style-name="P4">Treballadora</text:p><text:p text:style-name="P4">Bona comunicadora</text:p><text:p text:style-name="P4">Asertiva</text:p><text:p text:style-name="P4">Perfeccionista</text:p><text:p text:style-name="P5">Positiva</text:p><text:p text:style-name="P5">Previsora</text:p><text:p text:style-name="P5">Organitzada</text:p><text:p text:style-name="P5">Metòdica </text:p><text:p text:style-name="P4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AutoShape 5" draw:style-name="gr5" draw:text-style-name="P10" svg:width="3.3386in" svg:height="5.7539in" svg:x="3.1807in" svg:y="0.6945in"><text:p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2" draw:name="Text Box 4" draw:style-name="gr4" draw:text-style-name="P10" svg:width="2.9067in" svg:height="5.0768in" svg:x="-0.1161in" svg:y="1.0854in"><text:p text:style-name="P4">Estic de Erte i tinc més temps d’estudiar</text:p><text:p text:style-name="P4"/><text:p text:style-name="P4">Convisc amb un ingenier informátic que m’ajuda amb els meus estudis</text:p><text:p text:style-name="P4"/><text:p text:style-name="P4"/><text:p text:style-name="P4">No soc pobre, però tampoc rica</text:p><text:p text:style-name="P4"/><text:p text:style-name="P4"/><text:p text:style-name="P4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AutoShape 3" draw:style-name="gr6" draw:text-style-name="P10" svg:width="3.3394in" svg:height="5.7539in" svg:x="-0.3626in" svg:y="0.6898in"><text:p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es" fo:country="ES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8626in" style:type="center"/>
          <style:tab-stop style:position="9.7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8626in" style:type="center"/>
          <style:tab-stop style:position="9.7252in" style:type="right"/>
        </style:tab-stops>
      </style:paragraph-properties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1.1811in" fo:margin-bottom="1.1811in" fo:margin-left="0.9839in" fo:margin-right="0.9839in" style:writing-mode="lr-tb" style:layout-grid-color="#c0c0c0" style:layout-grid-lines="2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27695</meta:initial-creator>
    <meta:editing-cycles>4</meta:editing-cycles>
    <meta:creation-date>2020-09-28T05:42:00</meta:creation-date>
    <dc:date>2020-10-20T15:00:41.816326775</dc:date>
    <meta:editing-duration>PT22M19S</meta:editing-duration>
    <meta:generator>LibreOffice/6.4.5.2$Linux_X86_64 LibreOffice_project/40$Build-2</meta:generator>
    <meta:document-statistic meta:table-count="0" meta:image-count="0" meta:object-count="0" meta:page-count="1" meta:paragraph-count="26" meta:word-count="54" meta:character-count="357" meta:non-whitespace-character-count="31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